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background-color="#2a6099"/>
    </style:style>
    <style:style style:name="P2" style:family="paragraph" style:parent-style-name="Standard">
      <style:text-properties officeooo:rsid="000f94b3" officeooo:paragraph-rsid="000f94b3" fo:background-color="transparent"/>
    </style:style>
    <style:style style:name="P3" style:family="paragraph" style:parent-style-name="Standard">
      <style:text-properties officeooo:paragraph-rsid="000c7d78"/>
    </style:style>
    <style:style style:name="P4" style:family="paragraph" style:parent-style-name="Standard" style:master-page-name="MP0">
      <style:paragraph-properties style:page-number="auto" fo:break-before="page"/>
      <style:text-properties officeooo:paragraph-rsid="000c7d78"/>
    </style:style>
    <style:style style:name="P5" style:family="paragraph" style:parent-style-name="Standard">
      <style:text-properties officeooo:paragraph-rsid="00130bef"/>
    </style:style>
    <style:style style:name="P6" style:family="paragraph" style:parent-style-name="Standard">
      <style:text-properties officeooo:paragraph-rsid="001430c9"/>
    </style:style>
    <style:style style:name="T1" style:family="text">
      <style:text-properties officeooo:rsid="000c7d78"/>
    </style:style>
    <style:style style:name="T2" style:family="text">
      <style:text-properties officeooo:rsid="000e7aa3"/>
    </style:style>
    <style:style style:name="T3" style:family="text">
      <style:text-properties officeooo:rsid="000f94b3"/>
    </style:style>
    <style:style style:name="T4" style:family="text">
      <style:text-properties fo:background-color="#ffff00" loext:char-shading-value="0"/>
    </style:style>
    <style:style style:name="T5" style:family="text">
      <style:text-properties officeooo:rsid="000f94b3" fo:background-color="#ffff00" loext:char-shading-value="0"/>
    </style:style>
    <style:style style:name="T6" style:family="text">
      <style:text-properties officeooo:rsid="001430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y project is going to make a program that is going to translate code from one programming language to another programming language, <text:span text:style-name="T1">called a transpiler</text:span>. <text:span text:style-name="T1">I</text:span>t will translate from SPLIWACA (<text:span text:style-name="T1">Standardised Pseudolang Implemented With(out) A Cool Acronym – </text:span>a programming language that I am helping to develop) into python. This will allow the code written using SPLIWACA to be run rather than just used as pseudocode. Once I have finished the <text:span text:style-name="T1">transpiler it</text:span> should be able to translate the code into completely working python code. It should also notify the user of <text:span text:style-name="T1">certain types of</text:span> errors it encounters while it is translating the code, <text:span text:style-name="T1">including if they are obviously passing something of an incorrect type or using a variable that hasn’t been made yet</text:span>.</text:p>
      <text:p text:style-name="P3"/>
      <text:p text:style-name="P5">Start with idea of how data should be represented. Then move on to designing the algorithm to fill out that data. Once the algorithm is designed it can be programmed. I generally will try to design the algorithm in my head as I program but for larger projects such as this I will use pseudocode in multiple levels of complexity. First I decide the general idea of how I will do it, in something like a paragraph. Take the example of my lexer. The first level could be:</text:p>
      <text:p text:style-name="P5"/>
      <text:p text:style-name="P6">Look at the next character/set of characters of the input</text:p>
      <text:p text:style-name="P6">If I want to split the input at that character/word:</text:p>
      <text:p text:style-name="P6"><text:tab/>Create a token from the current contents of my word buffer</text:p>
      <text:p text:style-name="P6"><text:tab/>Create a token from the bit I want to split at</text:p>
      <text:p text:style-name="P6">Otherwise:</text:p>
      <text:p text:style-name="P6"><text:tab/>Add the character to the word buffer</text:p>
      <text:p text:style-name="P6">Repeat until the input is processed</text:p>
      <text:p text:style-name="Standard"/>
      <text:p text:style-name="Standard">Bug-fixing is sometimes rather complicated and annoying. This is evident in the <text:span text:style-name="T2">l</text:span>exer, which I rewrote three times. The lexer splits the input stream of text into <text:span text:style-name="T2">tokens – essentially individual words. The program can then put the words into a tree structure then translate that structure into another language.</text:span> The first design I had for the lexer used regexes but there was an issue in the standard regex<text:span text:style-name="T4"> </text:span><text:span text:style-name="T5">(REGular EXpression – used to find patterns in text)</text:span><text:span text:style-name="T4"> </text:span>library. <text:span text:style-name="T3">Originally I was going to use this technique to find patterns of words such as functions, and then extract them into individual words. However, the library was not designed for use with such long pattern definitions or input streams, and so took up more memory than the computer had available in the stack.</text:span> The second design worked but I decided that some of the code that I had written for part of the lexer could be used for the whole thing which then might make it more efficient or at least structured better. In the process of <text:span text:style-name="T6">changing</text:span> the code I made it work in my head but of course it didn’t work fully first try. Therefore I had to look for all the bugs. Sometimes this is easy as it is obvious which bit of code is used to do something and I can simply see the issue and fix it. Other times it is more complicated so I set a breakpoint there, step through the code line by line looking at what it is doing as it runs, then fix whatever caused the issue. Sometimes I don’t know what might be causing the bug so I might set a breakpoint at a few milestones to narrow down the location that the bug is occurring at. I can then narrow down my search further to find what the problem is.</text:p>
      <text:p text:style-name="Standard"/>
      <text:p text:style-name="Standard">This is the basis of the algorithm, but rather than being able to do it in 7 lines, I used between two and three hundred, because this basis is not everything that needs to be done. Once I have an idea of the basic layout of the algorithm, I can write pseudocode for deeper levels more complex levels and see how exactly I need to implement the algorithm better. Depending on the complexity of the algorithm, I might pseudocode at a nearly 1:1 level with the actual code or I might leave it a little more abstract and then implement it without worrying about that. No matter how well I have thought out the algorithm already, writing it out again in actual code I will find small mistakes and errors in the algorithm that I have to fix. Sometimes I will have to start over as to fix the error would take longer than it takes to go back to the start and write the algorithm again. I can usually draw directly from the already written algorithm, but in these sorts of cases the structure will have to change a lot.</text:p>
      <text:p text:style-name="Standard"><text:soft-page-break/></text:p>
      <text:p text:style-name="Standard">Once I have finished writing out the code, the next stage is to test it. Sometimes I will test while I am in the middle of writing the code, but once I have the full algorithm mapped out in pseudocode, I will usually be copying out from it, not developing it incrementally, so testing will not be as useful.</text:p>
      <text:p text:style-name="Standard"/>
      <text:p text:style-name="Standard">In the parser I restructure the input into nodes. I started by creating the structures that would be the nodes. These are laid out to hold all the required data. However, as I started programming, this initial data planning is not completely accurate to what I need to hold, so I modify and add nodes as I go. For example, if there is a particular piece that is needed in a number of other nodes, I might create a new node to hold that data rather than repeating the code in every location. Most of the nodes are designed in the grammar.ebnf file but this file also changed as I realised better ways to structure some of the things. This process of iteratively developing parts of the project is quite useful as mistakes made early on will be flagged up and fixed as the final version is written.</text:p>
      <text:p text:style-name="Standard"/>
      <text:p text:style-name="P1">In conclusion, the process is a process of going over and over and sometimes again over the design and then the code to get the code to work. Once the code works it will usually do what is intended but sometimes there are more bugs to be fixed. The origin of the name of bugs is from old computer which sometimes actually had bugs in the machine that had to be removed because they stopped it working. This is a tangent. </text:p>
      <text:p text:style-name="P1"/>
      <text:p text:style-name="P2">Yellow highlight – replace with footnote</text:p>
      <text:p text:style-name="P2">Blue highlight – rewrite</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12-27T15:58:00Z</meta:creation-date>
    <dc:date>2020-01-16T20:31:03.419000000</dc:date>
    <meta:editing-cycles>16</meta:editing-cycles>
    <meta:editing-duration>PT15H13M15S</meta:editing-duration>
    <meta:document-statistic meta:table-count="0" meta:image-count="0" meta:object-count="0" meta:page-count="2" meta:paragraph-count="16" meta:word-count="1062" meta:character-count="5773" meta:non-whitespace-character-count="4718"/>
    <meta:template xlink:type="simple" xlink:actuate="onRequest" xlink:title="" xlink:href="Normal.dotm"/>
  </office:meta>
</office:document-meta>
</file>